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9def6" officeooo:paragraph-rsid="0019def6"/>
    </style:style>
    <style:style style:name="P2" style:family="paragraph" style:parent-style-name="Standard">
      <style:text-properties officeooo:paragraph-rsid="0019def6"/>
    </style:style>
    <style:style style:name="P3" style:family="paragraph" style:parent-style-name="Standard">
      <style:text-properties fo:font-weight="bold" officeooo:rsid="0019def6" officeooo:paragraph-rsid="0019def6" style:font-weight-asian="bold" style:font-weight-complex="bold"/>
    </style:style>
    <style:style style:name="P4" style:family="paragraph" style:parent-style-name="Standard">
      <style:text-properties fo:font-weight="bold" officeooo:paragraph-rsid="0019def6" style:font-weight-asian="bold" style:font-weight-complex="bold"/>
    </style:style>
    <style:style style:name="P5" style:family="paragraph" style:parent-style-name="Standard">
      <style:text-properties fo:font-weight="bold" officeooo:rsid="002098f1" officeooo:paragraph-rsid="002098f1" style:font-weight-asian="bold" style:font-weight-complex="bold"/>
    </style:style>
    <style:style style:name="P6" style:family="paragraph" style:parent-style-name="Standard">
      <style:text-properties fo:font-weight="normal" officeooo:rsid="0019def6" officeooo:paragraph-rsid="001a7d92" style:font-weight-asian="normal" style:font-weight-complex="normal"/>
    </style:style>
    <style:style style:name="P7" style:family="paragraph" style:parent-style-name="Standard">
      <style:text-properties fo:font-weight="normal" officeooo:rsid="002098f1" officeooo:paragraph-rsid="002098f1" style:font-weight-asian="normal" style:font-weight-complex="normal"/>
    </style:style>
    <style:style style:name="P8" style:family="paragraph" style:parent-style-name="Standard">
      <style:text-properties officeooo:paragraph-rsid="001a7d92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T1" style:family="text">
      <style:text-properties fo:font-weight="normal" officeooo:rsid="0019def6" style:font-weight-asian="normal" style:font-weight-complex="normal"/>
    </style:style>
    <style:style style:name="T2" style:family="text">
      <style:text-properties officeooo:rsid="0019def6"/>
    </style:style>
    <style:style style:name="T3" style:family="text">
      <style:text-properties fo:color="#7f0055" style:font-name="Monospace" fo:font-size="10pt" fo:font-weight="bold" style:font-size-asian="10pt" style:font-weight-asian="bold"/>
    </style:style>
    <style:style style:name="T4" style:family="text">
      <style:text-properties fo:color="#000000" style:font-name="Monospace" fo:font-size="10pt" style:font-size-asian="10pt"/>
    </style:style>
    <style:style style:name="T5" style:family="text">
      <style:text-properties fo:color="#000000" style:font-name="Monospace" fo:font-size="10pt" fo:font-weight="normal" officeooo:rsid="0019def6" style:font-size-asian="10pt" style:font-weight-asian="normal" style:font-weight-complex="normal"/>
    </style:style>
    <style:style style:name="T6" style:family="text">
      <style:text-properties fo:color="#000000" style:font-name="Monospace" fo:font-size="10pt" fo:font-weight="normal" officeooo:rsid="001a7d92" style:font-size-asian="10pt" style:font-weight-asian="normal" style:font-weight-complex="normal"/>
    </style:style>
    <style:style style:name="T7" style:family="text">
      <style:text-properties fo:color="#6a3e3e" style:font-name="Monospace" fo:font-size="10pt" style:font-size-asian="10pt"/>
    </style:style>
    <style:style style:name="T8" style:family="text">
      <style:text-properties fo:color="#0000c0" style:font-name="Monospace" fo:font-size="10pt" style:font-size-asian="10pt"/>
    </style:style>
    <style:style style:name="T9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10" style:family="text">
      <style:text-properties officeooo:rsid="001a42b3"/>
    </style:style>
    <style:style style:name="T11" style:family="text">
      <style:text-properties officeooo:rsid="001a7d9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1. Indique o ponto onde há a violação do princípio do Bom Cidadão e corrija o código de forma a eliminar o problema (o teste TestaBomCidadao deve passar). </text:p>
      <text:p text:style-name="P3"/>
      <text:p text:style-name="P1">Como dito em no enunciado um Titular pode OU NÃO ter dependentes, da forma que a classe Titular estava desenvolvida, não essa regra. <text:s/>Modifiquei o método calcularCustoDependentes() conforme abaixo:</text:p>
      <text:p text:style-name="P1"/>
      <text:p text:style-name="P2"><text:span text:style-name="T4"><text:tab/></text:span><text:span text:style-name="T3">public</text:span><text:span text:style-name="T4"> BigDecimal calcularCustoDependentes() {</text:span></text:p>
      <text:p text:style-name="P9"><text:span text:style-name="T4"><text:tab/><text:tab/>BigDecimal </text:span><text:span text:style-name="T7">total</text:span><text:span text:style-name="T4"> = BigDecimal.</text:span><text:span text:style-name="T9">ZERO</text:span><text:span text:style-name="T4">;</text:span></text:p>
      <text:p text:style-name="P9"><text:span text:style-name="T4"><text:tab/><text:tab/></text:span><text:span text:style-name="T3">if</text:span><text:span text:style-name="T4"> (</text:span><text:span text:style-name="T8">dependentes</text:span><text:span text:style-name="T4"> != </text:span><text:span text:style-name="T3">null</text:span><text:span text:style-name="T4">) {</text:span></text:p>
      <text:p text:style-name="P9"><text:span text:style-name="T4"><text:tab/><text:tab/><text:tab/></text:span><text:span text:style-name="T3">for</text:span><text:span text:style-name="T4"> (Dependente </text:span><text:span text:style-name="T7">dependente</text:span><text:span text:style-name="T4"> : </text:span><text:span text:style-name="T8">dependentes</text:span><text:span text:style-name="T4">) {</text:span></text:p>
      <text:p text:style-name="P9"><text:span text:style-name="T4"><text:tab/><text:tab/><text:tab/><text:tab/></text:span><text:span text:style-name="T3">if</text:span><text:span text:style-name="T4"> (</text:span><text:span text:style-name="T7">dependente</text:span><text:span text:style-name="T4">.getIdade() &lt; 21) {</text:span></text:p>
      <text:p text:style-name="P9"><text:span text:style-name="T4"><text:tab/><text:tab/><text:tab/><text:tab/><text:tab/></text:span><text:span text:style-name="T7">total</text:span><text:span text:style-name="T4"> = </text:span><text:span text:style-name="T7">total</text:span><text:span text:style-name="T4">.add(</text:span><text:span text:style-name="T9">JOVEM</text:span><text:span text:style-name="T4">);</text:span></text:p>
      <text:p text:style-name="P9"><text:span text:style-name="T4"><text:tab/><text:tab/><text:tab/><text:tab/>} </text:span><text:span text:style-name="T3">else</text:span><text:span text:style-name="T4"> </text:span><text:span text:style-name="T3">if</text:span><text:span text:style-name="T4"> (</text:span><text:span text:style-name="T7">dependente</text:span><text:span text:style-name="T4">.getIdade() &lt; 35) {</text:span></text:p>
      <text:p text:style-name="P9"><text:span text:style-name="T4"><text:tab/><text:tab/><text:tab/><text:tab/><text:tab/></text:span><text:span text:style-name="T7">total</text:span><text:span text:style-name="T4"> = </text:span><text:span text:style-name="T7">total</text:span><text:span text:style-name="T4">.add(</text:span><text:span text:style-name="T9">MEDIO</text:span><text:span text:style-name="T4">);</text:span></text:p>
      <text:p text:style-name="P9"><text:span text:style-name="T4"><text:tab/><text:tab/><text:tab/><text:tab/>} </text:span><text:span text:style-name="T3">else</text:span><text:span text:style-name="T4"> </text:span><text:span text:style-name="T3">if</text:span><text:span text:style-name="T4"> (</text:span><text:span text:style-name="T7">dependente</text:span><text:span text:style-name="T4">.getIdade() &lt; 65) {</text:span></text:p>
      <text:p text:style-name="P9"><text:span text:style-name="T4"><text:tab/><text:tab/><text:tab/><text:tab/><text:tab/></text:span><text:span text:style-name="T7">total</text:span><text:span text:style-name="T4"> = </text:span><text:span text:style-name="T7">total</text:span><text:span text:style-name="T4">.add(</text:span><text:span text:style-name="T9">ADULTO</text:span><text:span text:style-name="T4">);</text:span></text:p>
      <text:p text:style-name="P9"><text:span text:style-name="T4"><text:tab/><text:tab/><text:tab/><text:tab/>} </text:span><text:span text:style-name="T3">else</text:span><text:span text:style-name="T4"> {</text:span></text:p>
      <text:p text:style-name="P9"><text:span text:style-name="T4"><text:tab/><text:tab/><text:tab/><text:tab/><text:tab/></text:span><text:span text:style-name="T7">total</text:span><text:span text:style-name="T4"> = </text:span><text:span text:style-name="T7">total</text:span><text:span text:style-name="T4">.add(</text:span><text:span text:style-name="T9">SENIOR</text:span><text:span text:style-name="T4">);</text:span></text:p>
      <text:p text:style-name="P9"><text:span text:style-name="T4"><text:tab/><text:tab/><text:tab/><text:tab/>}</text:span></text:p>
      <text:p text:style-name="P9"><text:span text:style-name="T4"><text:tab/><text:tab/><text:tab/>}</text:span></text:p>
      <text:p text:style-name="P9"><text:span text:style-name="T4"><text:tab/><text:tab/>}</text:span></text:p>
      <text:p text:style-name="P9"><text:span text:style-name="T4"><text:tab/><text:tab/></text:span><text:span text:style-name="T3">return</text:span><text:span text:style-name="T4"> </text:span><text:span text:style-name="T7">total</text:span><text:span text:style-name="T4">;</text:span></text:p>
      <text:p text:style-name="P9"><text:span text:style-name="T4"><text:tab/>}</text:span></text:p>
      <text:p text:style-name="P2"><text:span text:style-name="T4"/></text:p>
      <text:p text:style-name="P4"><text:span text:style-name="T2"><text:s/>2. Indique a violação do princípio SRP ocorrida no código Titular e faça a refatoração.</text:span></text:p>
      <text:p text:style-name="P3"/>
      <text:p text:style-name="P6">A classe Titular viola o princípio SRP ao atribuir pra <text:span text:style-name="T10">si</text:span>, responsabilidade da classe Dependente <text:span text:style-name="T10">ao verificar a idade do Dependente. <text:s/>Refatorando ficou como abaixo:</text:span></text:p>
      <text:p text:style-name="P6"/>
      <text:p text:style-name="P6">//<text:span text:style-name="T11">Classe Titular</text:span></text:p>
      <text:p text:style-name="P6"><text:span text:style-name="T4"><text:tab/></text:span><text:span text:style-name="T3">public</text:span><text:span text:style-name="T4"> BigDecimal calcularCustoDependentes() {</text:span></text:p>
      <text:p text:style-name="P9"><text:span text:style-name="T4"><text:tab/><text:tab/>BigDecimal </text:span><text:span text:style-name="T7">total</text:span><text:span text:style-name="T4"> = BigDecimal.</text:span><text:span text:style-name="T9">ZERO</text:span><text:span text:style-name="T4">;</text:span></text:p>
      <text:p text:style-name="P9"><text:span text:style-name="T4"><text:tab/><text:tab/></text:span><text:span text:style-name="T3">if</text:span><text:span text:style-name="T4"> (</text:span><text:span text:style-name="T8">dependentes</text:span><text:span text:style-name="T4"> != </text:span><text:span text:style-name="T3">null</text:span><text:span text:style-name="T4">) {<text:tab/><text:tab/><text:tab/></text:span></text:p>
      <text:p text:style-name="P9"><text:span text:style-name="T4"><text:tab/><text:tab/><text:tab/></text:span><text:span text:style-name="T3">for</text:span><text:span text:style-name="T4"> (Dependente </text:span><text:span text:style-name="T7">dependente</text:span><text:span text:style-name="T4"> : </text:span><text:span text:style-name="T8">dependentes</text:span><text:span text:style-name="T4">) {</text:span></text:p>
      <text:p text:style-name="P9"><text:span text:style-name="T4"><text:tab/><text:tab/><text:tab/><text:tab/></text:span><text:span text:style-name="T7">total</text:span><text:span text:style-name="T4">.add( </text:span><text:span text:style-name="T7">dependente</text:span><text:span text:style-name="T4">.getValor());</text:span></text:p>
      <text:p text:style-name="P9"><text:span text:style-name="T4"><text:tab/><text:tab/><text:tab/>}</text:span></text:p>
      <text:p text:style-name="P9"><text:span text:style-name="T4"><text:tab/><text:tab/>}</text:span></text:p>
      <text:p text:style-name="P9"><text:span text:style-name="T4"><text:tab/><text:tab/></text:span><text:span text:style-name="T3">return</text:span><text:span text:style-name="T4"> </text:span><text:span text:style-name="T7">total</text:span><text:span text:style-name="T4">;</text:span></text:p>
      <text:p text:style-name="P8"><text:span text:style-name="T4"><text:tab/>}</text:span></text:p>
      <text:p text:style-name="P8"><text:span text:style-name="T4"/></text:p>
      <text:p text:style-name="P8"><text:span text:style-name="T5">//</text:span><text:span text:style-name="T6">Classe Dependente </text:span></text:p>
      <text:p text:style-name="P8"><text:span text:style-name="T5"><text:tab/><text:tab/></text:span><text:span text:style-name="T3">public</text:span><text:span text:style-name="T4"> BigDecimal getValor() {</text:span></text:p>
      <text:p text:style-name="P9"><text:span text:style-name="T4"><text:tab/><text:tab/></text:span><text:span text:style-name="T3">if</text:span><text:span text:style-name="T4"> (getIdade() &lt; 21) {</text:span></text:p>
      <text:p text:style-name="P9"><text:span text:style-name="T4"><text:tab/><text:tab/><text:tab/></text:span><text:span text:style-name="T8">valor</text:span><text:span text:style-name="T4"> = </text:span><text:span text:style-name="T9">JOVEM</text:span><text:span text:style-name="T4">;</text:span></text:p>
      <text:p text:style-name="P9"><text:span text:style-name="T4"><text:tab/><text:tab/>} </text:span><text:span text:style-name="T3">else</text:span><text:span text:style-name="T4"> </text:span><text:span text:style-name="T3">if</text:span><text:span text:style-name="T4"> (getIdade() &lt; 35) {</text:span></text:p>
      <text:p text:style-name="P9"><text:span text:style-name="T4"><text:tab/><text:tab/><text:tab/></text:span><text:span text:style-name="T8">valor</text:span><text:span text:style-name="T4"> = </text:span><text:span text:style-name="T9">MEDIO</text:span><text:span text:style-name="T4">;</text:span></text:p>
      <text:p text:style-name="P9"><text:span text:style-name="T4"><text:tab/><text:tab/>} </text:span><text:span text:style-name="T3">else</text:span><text:span text:style-name="T4"> </text:span><text:span text:style-name="T3">if</text:span><text:span text:style-name="T4"> (getIdade() &lt; 65) {</text:span></text:p>
      <text:p text:style-name="P9"><text:span text:style-name="T4"><text:tab/><text:tab/><text:tab/></text:span><text:span text:style-name="T8">valor</text:span><text:span text:style-name="T4"> = </text:span><text:span text:style-name="T9">ADULTO</text:span><text:span text:style-name="T4">;</text:span></text:p>
      <text:p text:style-name="P9"><text:span text:style-name="T4"><text:tab/><text:tab/>} </text:span><text:span text:style-name="T3">else</text:span><text:span text:style-name="T4"> {</text:span></text:p>
      <text:p text:style-name="P9"><text:span text:style-name="T4"><text:tab/><text:tab/><text:tab/></text:span><text:span text:style-name="T8">valor</text:span><text:span text:style-name="T4"> = </text:span><text:span text:style-name="T9">SENIOR</text:span><text:span text:style-name="T4">;</text:span></text:p>
      <text:p text:style-name="P9"><text:span text:style-name="T4"><text:tab/><text:tab/>}</text:span></text:p>
      <text:p text:style-name="P9"><text:span text:style-name="T4"><text:tab/><text:tab/></text:span></text:p>
      <text:p text:style-name="P9"><text:span text:style-name="T4"><text:tab/><text:tab/></text:span><text:span text:style-name="T3">return</text:span><text:span text:style-name="T4"> </text:span><text:span text:style-name="T8">valor</text:span><text:span text:style-name="T4">;</text:span></text:p>
      <text:p text:style-name="P8"><text:span text:style-name="T4"><text:tab/>}</text:span><text:span text:style-name="T1"> <text:s/>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5"><text:soft-page-break/>3. Há a oportunidade para aplicar a refatoração Replace Conditional With Polymorphism. Aplique-a</text:p>
      <text:p text:style-name="P5"/>
      <text:p text:style-name="P7">Essetipo de Dependente pode ser uma Subclasse da própria Dependente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5T13:28:21.656013000</meta:creation-date>
    <meta:generator>LibreOffice/5.1.4.2$Linux_X86_64 LibreOffice_project/10m0$Build-2</meta:generator>
    <dc:date>2016-12-05T14:44:48.742868100</dc:date>
    <meta:editing-duration>PT25M55S</meta:editing-duration>
    <meta:editing-cycles>5</meta:editing-cycles>
    <meta:document-statistic meta:table-count="0" meta:image-count="0" meta:object-count="0" meta:page-count="2" meta:paragraph-count="47" meta:word-count="251" meta:character-count="1696" meta:non-whitespace-character-count="1374"/>
  </office:meta>
</office:document-meta>
</file>